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owards" svg:font-family="Toward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oward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bine</text:p>
      <text:p text:style-name="P1">.Ku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owards" svg:font-family="Toward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k</meta:initial-creator>
    <meta:creation-date>2023-02-26T15:10:33</meta:creation-date>
    <meta:document-statistic meta:table-count="0" meta:image-count="0" meta:object-count="0" meta:page-count="1" meta:paragraph-count="2" meta:word-count="2" meta:character-count="12"/>
    <dc:date>2023-02-26T15:12:39</dc:date>
    <dc:creator>s k</dc:creator>
    <meta:editing-duration>PT2M8S</meta:editing-duration>
    <meta:editing-cycles>1</meta:editing-cycles>
    <meta:generator>OpenOffice/4.1.13$Unix OpenOffice.org_project/4113m1$Build-9810</meta:generator>
  </office:meta>
</office:document-meta>
</file>